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f6b1" officeooo:paragraph-rsid="0006f6b1"/>
    </style:style>
    <style:style style:name="P2" style:family="paragraph" style:parent-style-name="Standard" style:list-style-name="L3">
      <style:text-properties officeooo:rsid="0006f6b1" officeooo:paragraph-rsid="0006f6b1"/>
    </style:style>
    <style:style style:name="P3" style:family="paragraph" style:parent-style-name="Standard">
      <style:text-properties fo:font-weight="bold" officeooo:rsid="0006f6b1" officeooo:paragraph-rsid="0006f6b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6f6b1" officeooo:paragraph-rsid="0006f6b1" style:font-weight-asian="bold" style:font-weight-complex="bold"/>
    </style:style>
    <style:style style:name="P5" style:family="paragraph" style:parent-style-name="Standard" style:list-style-name="L4">
      <style:text-properties officeooo:paragraph-rsid="0006f6b1"/>
    </style:style>
    <style:style style:name="P6" style:family="paragraph" style:parent-style-name="Standard" style:list-style-name="L5">
      <style:text-properties officeooo:paragraph-rsid="0006f6b1"/>
    </style:style>
    <style:style style:name="T1" style:family="text">
      <style:text-properties officeooo:rsid="0006f6b1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¿Qué es un test?</text:p>
      <text:p text:style-name="P1">Como developers tenemos que garantizar que el codigo escrito cumpla con ciertos requisitos/expectativas. Esto lo hacemos por medio de una prueba (test).</text:p>
      <text:p text:style-name="P1"/>
      <text:p text:style-name="P1">Esto nos asegura:</text:p>
      <text:p text:style-name="P1"/>
      <text:list xml:id="list2895098695985512048" text:style-name="L3">
        <text:list-item>
          <text:p text:style-name="P2">Nuestro codigo cumple con el standar.</text:p>
        </text:list-item>
        <text:list-item>
          <text:p text:style-name="P2">Enviamos a producción sin errores.</text:p>
        </text:list-item>
        <text:list-item>
          <text:p text:style-name="P2">Tipos de pruebas</text:p>
        </text:list-item>
      </text:list>
      <text:p text:style-name="P1">Debemos tener en cuenta que existen dos tipos de pruebas:</text:p>
      <text:p text:style-name="P1"/>
      <text:list xml:id="list2188773215789542322" text:style-name="L4">
        <text:list-item>
          <text:p text:style-name="P5"><text:span text:style-name="T1">Funcionales.</text:span></text:p>
        </text:list-item>
      </text:list>
      <text:p text:style-name="P1"/>
      <text:p text:style-name="P1">Pruebas Unitarias.- Se prueban pequeñas partes de nuestro codigo asegurandonos así que cumplen con lo que se desea. (En una pagina web las pruebas se traducen a probar cada sección de la pagina y todas las interacciones en ellas).</text:p>
      <text:list xml:id="list5785076892115137580" text:style-name="L5">
        <text:list-item>
          <text:p text:style-name="P6"><text:span text:style-name="T1">No funcionales.</text:span></text:p>
        </text:list-item>
      </text:list>
      <text:p text:style-name="P1"/>
      <text:p text:style-name="P3">Jest</text:p>
      <text:p text:style-name="P1">Jest es un framework de JavaScript para prueb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09:49:07.845697227</meta:creation-date>
    <dc:date>2021-06-02T19:36:54.528212371</dc:date>
    <meta:editing-duration>PT7M4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09" meta:character-count="643" meta:non-whitespace-character-count="551"/>
  </office:meta>
</office:document-meta>
</file>